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833in" fo:margin-left="0.25in" table:align="left" style:writing-mode="lr-tb"/>
    </style:style>
    <style:style style:name="Tabela2.A" style:family="table-column">
      <style:table-column-properties style:column-width="3in"/>
    </style:style>
    <style:style style:name="Tabela2.B" style:family="table-column">
      <style:table-column-properties style:column-width="3.083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986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986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" style:family="paragraph" style:parent-style-name="Contents_20_3">
      <style:paragraph-properties>
        <style:tab-stops>
          <style:tab-stop style:position="0.5835in"/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Title">
      <style:paragraph-properties fo:text-align="end" style:justify-single-word="false"/>
      <style:text-properties fo:language="pt" fo:country="BR"/>
    </style:style>
    <style:style style:name="P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7" style:family="paragraph" style:parent-style-name="Title">
      <style:paragraph-properties fo:text-align="start" style:justify-single-word="false"/>
    </style:style>
    <style:style style:name="P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9" style:family="paragraph" style:parent-style-name="Title">
      <style:paragraph-properties fo:margin-top="0.0835in" fo:margin-bottom="0in" fo:text-align="end" style:justify-single-word="false"/>
    </style:style>
    <style:style style:name="P10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3" style:family="paragraph" style:parent-style-name="Title">
      <style:paragraph-properties fo:break-before="page">
        <style:tab-stops>
          <style:tab-stop style:position="0.3335in"/>
          <style:tab-stop style:position="6.4098in" style:type="right" style:leader-style="dotted" style:leader-text="."/>
        </style:tab-stops>
      </style:paragraph-properties>
      <style:text-properties fo:language="pt" fo:country="BR"/>
    </style:style>
    <style:style style:name="P14" style:family="paragraph" style:parent-style-name="Title">
      <style:paragraph-properties fo:margin-left="0.25in" fo:margin-right="0in" fo:text-align="justify" style:justify-single-word="false" fo:text-indent="0.2425in" style:auto-text-indent="false"/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P1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6" style:family="paragraph" style:parent-style-name="Heading_20_3" style:list-style-name="WW8Num20">
      <style:paragraph-properties fo:margin-left="0.5in" fo:margin-right="0in" fo:text-align="justify" style:justify-single-word="false" fo:text-indent="-0.25in" style:auto-text-indent="false">
        <style:tab-stops>
          <style:tab-stop style:position="0.5835in"/>
          <style:tab-stop style:position="0.6665in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Heading_20_3" style:list-style-name="WW8Num20">
      <style:paragraph-properties fo:margin-left="0.5in" fo:margin-right="0in" fo:text-align="justify" style:justify-single-word="false" fo:text-indent="-0.25in" style:auto-text-indent="fals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Heading_20_3" style:list-style-name="WW8Num20">
      <style:paragraph-properties fo:margin-left="0.5in" fo:margin-right="0in" fo:line-height="0.1665in" fo:text-align="justify" style:justify-single-word="false" fo:text-indent="-0.25in" style:auto-text-indent="fals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Heading_20_3" style:list-style-name="WW8Num20">
      <style:paragraph-properties fo:margin-left="0.5in" fo:margin-right="0in" fo:text-indent="-0.25in" style:auto-text-indent="false">
        <style:tab-stops>
          <style:tab-stop style:position="0.5835in"/>
          <style:tab-stop style:position="0.6665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Heading_20_3" style:list-style-name="WW8Num20">
      <style:paragraph-properties fo:text-align="justify" style:justify-single-word="false" fo:break-before="page">
        <style:tab-stops>
          <style:tab-stop style:position="0.5835in"/>
          <style:tab-stop style:position="0.6665in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Heading_20_3" style:list-style-name="WW8Num20">
      <style:paragraph-properties fo:text-align="justify" style:justify-single-word="false" fo:break-before="pag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Heading_20_3">
      <style:paragraph-properties fo:margin-left="0.25in" fo:margin-right="0in" fo:text-align="justify" style:justify-single-word="false" fo:text-indent="0in" style:auto-text-indent="false">
        <style:tab-stops>
          <style:tab-stop style:position="0.5835in"/>
        </style:tab-stops>
      </style:paragraph-properties>
    </style:style>
    <style:style style:name="P23" style:family="paragraph" style:parent-style-name="Heading_20_3" style:list-style-name="WW8Num20">
      <style:paragraph-properties fo:margin-left="0.4957in" fo:margin-right="0in" fo:margin-top="0.25in" fo:margin-bottom="0.0417in" fo:text-indent="-0.248in" style:auto-text-indent="false">
        <style:tab-stops>
          <style:tab-stop style:position="0.5835in"/>
          <style:tab-stop style:position="0.6665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Heading_20_1" style:list-style-name="WW8Num20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Heading_20_1" style:list-style-name="WW8Num20">
      <style:paragraph-properties fo:margin-left="0.5in" fo:margin-right="0in" fo:text-align="justify" style:justify-single-word="false" fo:text-indent="-0.5in" style:auto-text-indent="false">
        <style:tab-stops>
          <style:tab-stop style:position="0.25in"/>
          <style:tab-stop style:position="0.5835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Heading_20_1" style:list-style-name="WW8Num20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Heading_20_1" style:list-style-name="WW8Num20">
      <style:paragraph-properties fo:margin-left="0.5835in" fo:margin-right="0in" fo:text-align="justify" style:justify-single-word="false" fo:text-indent="-0.583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9" style:family="paragraph" style:parent-style-name="RUP_20_Tabela">
      <style:paragraph-properties fo:text-align="center" style:justify-single-word="false"/>
      <style:text-properties fo:language="pt" fo:country="BR"/>
    </style:style>
    <style:style style:name="P3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2" style:family="paragraph" style:parent-style-name="RUP_20_Tabela">
      <style:paragraph-properties style:snap-to-layout-grid="false"/>
      <style:text-properties fo:language="pt" fo:country="BR"/>
    </style:style>
    <style:style style:name="P33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34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35" style:family="paragraph" style:parent-style-name="RUP_20_Tabela">
      <style:paragraph-properties fo:keep-together="always" fo:keep-with-next="always"/>
      <style:text-properties fo:language="pt" fo:country="BR"/>
    </style:style>
    <style:style style:name="P36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8" style:family="paragraph" style:parent-style-name="Footer">
      <style:paragraph-properties>
        <style:tab-stops/>
      </style:paragraph-properties>
    </style:style>
    <style:style style:name="P39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40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41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42" style:family="paragraph" style:parent-style-name="Header">
      <style:paragraph-properties>
        <style:tab-stops/>
      </style:paragraph-properties>
    </style:style>
    <style:style style:name="P4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4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45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46" style:family="paragraph" style:parent-style-name="Header">
      <style:paragraph-properties style:snap-to-layout-grid="false"/>
    </style:style>
    <style:style style:name="P47" style:family="paragraph" style:parent-style-name="Corpo_20_de_20_texto_20_2">
      <style:paragraph-properties fo:margin-left="0.5835in" fo:margin-right="0in" fo:margin-top="0in" fo:margin-bottom="0.1665in" fo:line-height="100%" fo:text-align="justify" style:justify-single-word="false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</style:style>
    <style:style style:name="P48" style:family="paragraph" style:parent-style-name="Corpo_20_de_20_texto_20_2">
      <style:paragraph-properties fo:margin-left="0.5827in" fo:margin-right="0in" fo:margin-top="0in" fo:margin-bottom="0in" fo:line-height="100%" fo:text-align="justify" style:justify-single-word="false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9" style:family="paragraph" style:parent-style-name="Corpo_20_de_20_texto_20_2">
      <style:paragraph-properties fo:margin-left="0.6665in" fo:margin-right="0in" fo:margin-top="0in" fo:margin-bottom="0.1665in" fo:line-height="100%" fo:text-align="justify" style:justify-single-word="false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text-properties style:language-asian="en" style:country-asian="US"/>
    </style:style>
    <style:style style:name="P5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2" style:family="paragraph" style:parent-style-name="Standard"/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55" style:family="paragraph" style:parent-style-name="Standard">
      <style:text-properties fo:language="en" fo:country="US" style:language-asian="en" style:country-asian="US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6665in"/>
        </style:tab-stops>
      </style:paragraph-properties>
    </style:style>
    <style:style style:name="P58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60" style:family="paragraph" style:parent-style-name="Standard">
      <style:paragraph-properties fo:margin-left="0.25in" fo:margin-right="0in" fo:text-indent="0in" style:auto-text-indent="false"/>
    </style:style>
    <style:style style:name="P61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62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5835in"/>
        </style:tab-stops>
      </style:paragraph-properties>
    </style:style>
    <style:style style:name="P6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left="0.6665in" fo:margin-right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.5835in" fo:margin-right="0in" fo:text-align="justify" style:justify-single-word="false" fo:text-indent="0in" style:auto-text-indent="fals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Text_20_body">
      <style:paragraph-properties fo:text-align="justify" style:justify-single-word="false"/>
      <style:text-properties fo:language="pt" fo:country="BR"/>
    </style:style>
    <style:style style:name="P71" style:family="paragraph" style:parent-style-name="Text_20_body">
      <style:paragraph-properties fo:margin-left="0.6665in" fo:margin-right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2" style:family="paragraph" style:parent-style-name="Text_20_body">
      <style:paragraph-properties fo:margin-left="0.6665in" fo:margin-right="0in" fo:text-align="justify" style:justify-single-word="false" fo:text-indent="0in" style:auto-text-indent="false">
        <style:tab-stops>
          <style:tab-stop style:position="0.58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3" style:family="paragraph" style:parent-style-name="Text_20_body">
      <style:paragraph-properties fo:margin-left="0.5835in" fo:margin-right="0in" fo:text-align="justify" style:justify-single-word="false" fo:text-indent="0in" style:auto-text-indent="false"/>
    </style:style>
    <style:style style:name="P74" style:family="paragraph" style:parent-style-name="Text_20_body">
      <style:paragraph-properties fo:margin-left="0.58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Text_20_body">
      <style:paragraph-properties fo:margin-left="0.5835in" fo:margin-right="0in" fo:text-align="justify" style:justify-single-word="false" fo:text-indent="0in" style:auto-text-indent="false">
        <style:tab-stops>
          <style:tab-stop style:position="0.583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6" style:family="paragraph" style:parent-style-name="Text_20_body">
      <style:paragraph-properties fo:margin-left="0.5835in" fo:margin-right="0in" fo:margin-top="0in" fo:margin-bottom="0.0835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Text_20_body">
      <style:paragraph-properties fo:margin-left="0.25in" fo:margin-right="0in" fo:margin-top="0in" fo:margin-bottom="0.0835in" fo:text-align="justify" style:justify-single-word="false" fo:text-indent="0in" style:auto-text-indent="false">
        <style:tab-stops>
          <style:tab-stop style:position="0.2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8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fo:font-weight="normal" style:font-size-asian="10pt" style:font-weight-asian="normal"/>
    </style:style>
    <style:style style:name="T8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0" style:family="text">
      <style:text-properties fo:color="#008000" fo:language="pt" fo:country="BR"/>
    </style:style>
    <style:style style:name="T11" style:family="text">
      <style:text-properties style:font-style-complex="normal" style:font-weight-complex="normal"/>
    </style:style>
    <style:style style:name="T12" style:family="text">
      <style:text-properties style:font-name="Arial" fo:font-size="10pt" style:font-size-asian="10pt" style:font-name-complex="Ari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pt" fo:country="BR" style:font-size-asian="10pt" style:font-name-complex="Arial"/>
    </style:style>
    <style:style style:name="T15" style:family="text">
      <style:text-properties fo:language="en" fo:country="US"/>
    </style:style>
    <style:style style:name="T16" style:family="text">
      <style:text-properties fo:font-size="9pt" style:font-size-asian="9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.2311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P4"/>
      <text:p text:style-name="P4"/>
      <text:p text:style-name="P50"/>
      <text:p text:style-name="P5">Plano Gerência de Configuração</text:p>
      <text:p text:style-name="P58"/>
      <text:p text:style-name="P51"/>
      <text:p text:style-name="P51"/>
      <text:p text:style-name="P51"/>
      <text:p text:style-name="P51"/>
      <text:p text:style-name="P5">Nome do Projeto - Versão 9.9</text:p>
      <text:p text:style-name="P10">Nome do Módulo - Release 9.9</text:p>
      <text:p text:style-name="P51"/>
      <text:p text:style-name="P51"/>
      <text:p text:style-name="P51"/>
      <text:p text:style-name="P51"/>
      <text:p text:style-name="P51"/>
      <text:p text:style-name="P9"><text:span text:style-name="T2">Versão do Documento:</text:span><text:span text:style-name="T3"> 9.9</text:span></text:p>
      <text:p text:style-name="P51"/>
      <text:p text:style-name="P51"/>
      <text:p text:style-name="P51"/>
      <text:p text:style-name="P11"/>
      <text:p text:style-name="P6"/>
      <text:section text:style-name="Sect2" text:name="Seção1">
        <text:p text:style-name="P52"/>
      </text:section>
      <text:section text:style-name="Sect3" text:name="Seção2">
        <text:p text:style-name="P53"/>
        <text:p text:style-name="P59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8">Data</text:p>
            </table:table-cell>
            <table:table-cell table:style-name="Tabela1.A1" office:value-type="string">
              <text:p text:style-name="P34">Versão do Documento</text:p>
            </table:table-cell>
            <table:table-cell table:style-name="Tabela1.A1" office:value-type="string">
              <text:p text:style-name="P28">Descrição</text:p>
            </table:table-cell>
            <table:table-cell table:style-name="Tabela1.D1" office:value-type="string">
              <text:p text:style-name="P28">Autor</text:p>
            </table:table-cell>
          </table:table-row>
          <table:table-row table:style-name="Tabela1.1">
            <table:table-cell table:style-name="Tabela1.A2" office:value-type="string">
              <text:p text:style-name="P30">99/99/9999</text:p>
            </table:table-cell>
            <table:table-cell table:style-name="Tabela1.A2" office:value-type="string">
              <text:p text:style-name="P30">9.9</text:p>
            </table:table-cell>
            <table:table-cell table:style-name="Tabela1.A2" office:value-type="string">
              <text:p text:style-name="P32">Descrição da atividade realizada no documento.</text:p>
            </table:table-cell>
            <table:table-cell table:style-name="Tabela1.D2" office:value-type="string">
              <text:p text:style-name="P30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33"/>
              <text:p text:style-name="P29"/>
            </table:table-cell>
            <table:table-cell table:style-name="Tabela1.A2" office:value-type="string">
              <text:p text:style-name="P30"/>
            </table:table-cell>
            <table:table-cell table:style-name="Tabela1.A2" office:value-type="string">
              <text:p text:style-name="P30"/>
            </table:table-cell>
            <table:table-cell table:style-name="Tabela1.D2" office:value-type="string">
              <text:p text:style-name="P30"/>
            </table:table-cell>
          </table:table-row>
          <table:table-row table:style-name="Tabela1.1">
            <table:table-cell table:style-name="Tabela1.A2" office:value-type="string">
              <text:p text:style-name="P33"/>
              <text:p text:style-name="P29"/>
            </table:table-cell>
            <table:table-cell table:style-name="Tabela1.A2" office:value-type="string">
              <text:p text:style-name="P30"/>
            </table:table-cell>
            <table:table-cell table:style-name="Tabela1.A2" office:value-type="string">
              <text:p text:style-name="P30"/>
            </table:table-cell>
            <table:table-cell table:style-name="Tabela1.D2" office:value-type="string">
              <text:p text:style-name="P30"/>
            </table:table-cell>
          </table:table-row>
        </table:table>
        <text:p text:style-name="Standard"/>
        <text:p text:style-name="Standard"/>
        <text:p text:style-name="P7"><text:span text:style-name="T6">Obs.:</text:span><text:span text:style-name="T7"> </text:span></text:p>
        <text:p text:style-name="P8"/>
        <text:p text:style-name="P7"><text:span text:style-name="T7">1- Na Capa deste documento deverá constar a versão do Projeto, a release (versão do módulo) e a versão deste Documento. E nesta página, deverá constar a </text:span><text:span text:style-name="T8">versão do documento</text:span><text:span text:style-name="T7">.</text:span></text:p>
        <text:p text:style-name="P54"/>
        <text:p text:style-name="P7"><text:span text:style-name="T9"></text:span><text:span text:style-name="T7"> Retirar esta observação no documento oficial.</text:span><text:span text:style-name="T10"> </text:span></text:p>
        <text:p text:style-name="Standard"/>
        <text:p text:style-name="P12">Sumário</text:p>
        <text:p text:style-name="P55"/>
        <text:p text:style-name="P55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6409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3"><text:a xlink:type="simple" xlink:href="#1.Introdução|outline">1.Introdução<text:tab/>4</text:a></text:p>
            <text:p text:style-name="P2"><text:a xlink:type="simple" xlink:href="#1.1.1.Finalidade|outline">1.1.1Finalidade<text:tab/>4</text:a></text:p>
            <text:p text:style-name="P2"><text:a xlink:type="simple" xlink:href="#1.1.2.Escopo|outline">1.1.2Escopo<text:tab/>4</text:a></text:p>
            <text:p text:style-name="P2"><text:a xlink:type="simple" xlink:href="#1.1.3.Definições |outline">1.1.3Definições <text:tab/>4</text:a></text:p>
            <text:p text:style-name="P2"><text:a xlink:type="simple" xlink:href="#1.1.4.Suposições|outline">1.1.4Suposições<text:tab/>4</text:a></text:p>
            <text:p text:style-name="P2"><text:a xlink:type="simple" xlink:href="#1.1.5.Dependências|outline">1.1.5Dependências<text:tab/>4</text:a></text:p>
            <text:p text:style-name="P2"><text:a xlink:type="simple" xlink:href="#1.1.6.Documentos relacionados|outline">1.1.6Documentos relacionados<text:tab/>4</text:a></text:p>
            <text:p text:style-name="P3"><text:a xlink:type="simple" xlink:href="#2.Gerência de Configuração|outline">2.Gerência de Configuração<text:tab/>4</text:a></text:p>
            <text:p text:style-name="P2"><text:a xlink:type="simple" xlink:href="#2.1.1.Organização |outline">2.1.1Organização <text:tab/>5</text:a></text:p>
            <text:p text:style-name="P2"><text:a xlink:type="simple" xlink:href="#2.1.2.Responsabilidades |outline">2.1.2Responsabilidades <text:tab/>5</text:a></text:p>
            <text:p text:style-name="P2"><text:a xlink:type="simple" xlink:href="#2.1.3.Implementação|outline">2.1.3Implementação<text:tab/>5</text:a></text:p>
            <text:p text:style-name="P2"><text:a xlink:type="simple" xlink:href="#0.0.2. |outline"><text:s/><text:tab/>5</text:a></text:p>
            <text:p text:style-name="P2"><text:a xlink:type="simple" xlink:href="#2.1.4.Políticas, Diretrizes e Procedimentos Aplicáveis |outline">2.1.4Políticas, Diretrizes e Procedimentos Aplicáveis <text:tab/>5</text:a></text:p>
            <text:p text:style-name="P2"><text:a xlink:type="simple" xlink:href="#2.1.5.Ferramentas, Técnicas e Metodologia |outline">2.1.5Ferramentas, Técnicas e Metodologia <text:tab/>6</text:a></text:p>
            <text:p text:style-name="P2"><text:a xlink:type="simple" xlink:href="#2.1.6.Manutenção e Retenção de Registros |outline">2.1.6Manutenção e Retenção de Registros <text:tab/>6</text:a></text:p>
            <text:p text:style-name="P3"><text:a xlink:type="simple" xlink:href="#3.Atividades da Gerência de Configuração|outline">3.Atividades da Gerência de Configuração<text:tab/>6</text:a></text:p>
            <text:p text:style-name="P2"><text:a xlink:type="simple" xlink:href="#3.1.1.Identificação da Configuração|outline">3.1.1Identificação da Configuração<text:tab/>7</text:a></text:p>
            <text:p text:style-name="P2"><text:a xlink:type="simple" xlink:href="#3.1.2.Controle da Configuração |outline">3.1.2Controle da Configuração <text:tab/>8</text:a></text:p>
            <text:p text:style-name="P2"><text:a xlink:type="simple" xlink:href="#3.1.3.Status da Configuração|outline">3.1.3Status da Configuração<text:tab/>9</text:a></text:p>
            <text:p text:style-name="P2"><text:a xlink:type="simple" xlink:href="#3.1.4.Exames e Revisões|outline">3.1.4Exames e Revisões<text:tab/>9</text:a></text:p>
            <text:p text:style-name="P3"><text:a xlink:type="simple" xlink:href="#4.Assinaturas|outline">4.Assinaturas<text:tab/>10</text:a></text:p>
          </text:index-body>
        </text:table-of-content>
        <text:p text:style-name="P13">Plano de Gerência de Configuração</text:p>
        <text:p text:style-name="P50"/>
        <text:list xml:id="list29639710" text:style-name="WW8Num20">
          <text:list-item>
            <text:h text:style-name="P24" text:outline-level="1">Introdução</text:h>
          </text:list-item>
        </text:list>
        <text:p text:style-name="Standard"/>
        <text:p text:style-name="P63"><text:s/>Fornecer uma visão geral do Plano de Gerência de Configuração (PGC).</text:p>
        <text:list xml:id="list29662875" text:continue-numbering="true" text:style-name="WW8Num20">
          <text:list-item>
            <text:list>
              <text:list-item>
                <text:list>
                  <text:list-item>
                    <text:h text:style-name="P16" text:outline-level="3">Finalidade</text:h>
                  </text:list-item>
                </text:list>
              </text:list-item>
            </text:list>
          </text:list-item>
        </text:list>
        <text:p text:style-name="P56"/>
        <text:p text:style-name="P57"><text:tab/><text:span text:style-name="T13">Delinear uma finalidade específica do PGC.</text:span></text:p>
        <text:list xml:id="list29671416" text:continue-numbering="true" text:style-name="WW8Num20">
          <text:list-item>
            <text:list>
              <text:list-item>
                <text:list>
                  <text:list-item>
                    <text:h text:style-name="P16" text:outline-level="3">Escopo</text:h>
                  </text:list-item>
                </text:list>
              </text:list-item>
            </text:list>
          </text:list-item>
        </text:list>
        <text:p text:style-name="P56"/>
        <text:p text:style-name="P64">Identificar os documentos e os itens dos componentes que serão produzidos e utilizados, a organização, as atividades, e as fases do ciclo de vida do desenvolvimento para o qual o PGC aplica-se.</text:p>
        <text:list xml:id="list29665588" text:continue-numbering="true" text:style-name="WW8Num20">
          <text:list-item>
            <text:list>
              <text:list-item>
                <text:list>
                  <text:list-item>
                    <text:h text:style-name="P16" text:outline-level="3">Definições </text:h>
                  </text:list-item>
                </text:list>
              </text:list-item>
            </text:list>
          </text:list-item>
        </text:list>
        <text:p text:style-name="P61"/>
        <text:p text:style-name="P71">Determinar ou fornecer uma referência de todos os termos requeridos para interpretar corretamente o PGC.</text:p>
        <text:list xml:id="list29656182" text:continue-numbering="true" text:style-name="WW8Num20">
          <text:list-item>
            <text:list>
              <text:list-item>
                <text:list>
                  <text:list-item>
                    <text:h text:style-name="P16" text:outline-level="3">Suposições</text:h>
                  </text:list-item>
                </text:list>
              </text:list-item>
            </text:list>
          </text:list-item>
        </text:list>
        <text:p text:style-name="P62"/>
        <text:p text:style-name="P72">Relação de suposições que foram feitas na preparação do PGC.</text:p>
        <text:list xml:id="list29651195" text:continue-numbering="true" text:style-name="WW8Num20">
          <text:list-item>
            <text:list>
              <text:list-item>
                <text:list>
                  <text:list-item>
                    <text:h text:style-name="P18" text:outline-level="3">Dependências</text:h>
                  </text:list-item>
                </text:list>
              </text:list-item>
            </text:list>
          </text:list-item>
        </text:list>
        <text:p text:style-name="P62"/>
        <text:p text:style-name="P75">Indique todas as dependências nos documentos, sistemas, aplicações, pessoas, etc.</text:p>
        <text:list xml:id="list29665020" text:continue-numbering="true" text:style-name="WW8Num20">
          <text:list-item>
            <text:list>
              <text:list-item>
                <text:list>
                  <text:list-item>
                    <text:h text:style-name="P17" text:outline-level="3">Documentos relacionados</text:h>
                  </text:list-item>
                </text:list>
              </text:list-item>
            </text:list>
          </text:list-item>
        </text:list>
        <text:p text:style-name="P61"/>
        <text:p text:style-name="P74">Identifique todos os outros documentos relacionados <text:s/>ou que contenham <text:s/>detalhes relevantes ao PGC. Identifique cada documento pelo título, número, data e publicação.</text:p>
        <text:p text:style-name="P74"/>
        <text:list xml:id="list29650683" text:continue-numbering="true" text:style-name="WW8Num20">
          <text:list-item>
            <text:h text:style-name="P25" text:outline-level="1">Gerência de Configuração</text:h>
          </text:list-item>
        </text:list>
        <text:p text:style-name="P61"/>
        <text:p text:style-name="P65">Descrever a organização e as responsabilidades associadas ao PGC.</text:p>
        <text:list xml:id="list29655784" text:continue-numbering="true" text:style-name="WW8Num20">
          <text:list-item>
            <text:list>
              <text:list-item>
                <text:list>
                  <text:list-item>
                    <text:h text:style-name="P20" text:outline-level="3">Organização </text:h>
                  </text:list-item>
                </text:list>
              </text:list-item>
            </text:list>
          </text:list-item>
        </text:list>
        <text:p text:style-name="P60"/>
        <text:p text:style-name="P47"><text:span text:style-name="T13">Descreve a estrutura da organização. Descreve cada elemento principal da organização, dentro do cliente e na STI, junto com as responsabilidades associadas. Inclui um organograma ou uma lista de responsabilidades que ilustre a estrutura <text:s/>proposta para o programas/projetos/sistemas. Descreva a organização responsável pela Gerência de Configuração durante a fase de desenvolvimento, operação e manutenção. Descreva a relação entre a organização de desenvolvimento (Ancine - STI) e a organização usuária (Ancine). <text:s/>Faça a referência à estrutura </text:span>organizacional contida dentro do PGP.<text:span text:style-name="T13"> </text:span></text:p>
        <text:p text:style-name="P48"/>
        <text:list xml:id="list29672851" text:continue-numbering="true" text:style-name="WW8Num20">
          <text:list-item>
            <text:list>
              <text:list-item>
                <text:list>
                  <text:list-item>
                    <text:h text:style-name="P17" text:outline-level="3">Responsabilidades </text:h>
                  </text:list-item>
                </text:list>
              </text:list-item>
            </text:list>
          </text:list-item>
        </text:list>
        <text:p text:style-name="P56"/>
        <text:p text:style-name="P74">Descreva o seguinte:</text:p>
        <text:list xml:id="list29653064" text:style-name="WW8Num1">
          <text:list-item>
            <text:p text:style-name="Com_20_marcadores">Os responsáveis <text:s/>para cada tarefa do Gerenciamento de Configuração, por exemplo, identificação, controle, <text:s/>revisões e exames.</text:p>
          </text:list-item>
          <text:list-item>
            <text:p text:style-name="Com_20_marcadores">Onde aplicável, as responsabilidades do cliente e grupo de desenvolvimento/manutenção na revisão, exames, e processo de aprovação durante cada fase do ciclo de vida.</text:p>
          </text:list-item>
        </text:list>
        <text:h text:style-name="P22" text:outline-level="3"/>
        <text:list xml:id="list29653939" text:continue-list="list29672851" text:style-name="WW8Num20">
          <text:list-item>
            <text:list>
              <text:list-item>
                <text:list>
                  <text:list-item>
                    <text:h text:style-name="P17" text:outline-level="3">Implementação</text:h>
                  </text:list-item>
                </text:list>
              </text:list-item>
            </text:list>
          </text:list-item>
        </text:list>
        <text:h text:style-name="P22" text:outline-level="3"><text:s/></text:h>
        <text:p text:style-name="P69">Estabeleça os marcos principais para a execução do PGC. Alguns exemplos dos marcos do:</text:p>
        <text:list xml:id="list29667998" text:continue-list="list29653064" text:style-name="WW8Num1">
          <text:list-item>
            <text:p text:style-name="Com_20_marcadores">Cada <text:span text:style-name="T15">baseline</text:span> da configuração. </text:p>
          </text:list-item>
          <text:list-item>
            <text:p text:style-name="Com_20_marcadores">Programações e procedimentos para revisões e exames da gerencia de configuração (GC).</text:p>
          </text:list-item>
        </text:list>
        <text:p text:style-name="P49"/>
        <text:list xml:id="list29673192" text:continue-list="list29653939" text:style-name="WW8Num20">
          <text:list-item>
            <text:list>
              <text:list-item>
                <text:list>
                  <text:list-item>
                    <text:h text:style-name="P17" text:outline-level="3">Políticas, Diretrizes e Procedimentos Aplicáveis </text:h>
                  </text:list-item>
                </text:list>
              </text:list-item>
            </text:list>
          </text:list-item>
        </text:list>
        <text:p text:style-name="P61"/>
        <text:p text:style-name="P74">Descreva todas as políticas, diretrizes e procedimentos do Gerenciamento de configuração que devem ser escritas <text:s/>e executadas para esse projeto.</text:p>
        <text:p text:style-name="P70"/>
        <text:list xml:id="list29675548" text:continue-numbering="true" text:style-name="WW8Num20">
          <text:list-item>
            <text:list>
              <text:list-item>
                <text:list>
                  <text:list-item>
                    <text:h text:style-name="P21" text:outline-level="3">Ferramentas, Técnicas e Metodologia </text:h>
                  </text:list-item>
                </text:list>
              </text:list-item>
            </text:list>
          </text:list-item>
        </text:list>
        <text:p text:style-name="P56"/>
        <text:p text:style-name="P76">Indique as finalidades, e descreva o uso das ferramentas, das técnicas e das metodologias específicas do software a ser empregado para suportar a GC no projeto. Isto inclui coisas como:</text:p>
        <text:p text:style-name="P76"/>
        <text:list xml:id="list29675205" text:continue-list="list29667998" text:style-name="WW8Num1">
          <text:list-item>
            <text:p text:style-name="Com_20_marcadores">Ferramentas da Gerência de Configuração.</text:p>
          </text:list-item>
          <text:list-item>
            <text:p text:style-name="Com_20_marcadores">Sistema de acompanhamento.</text:p>
          </text:list-item>
          <text:list-item>
            <text:p text:style-name="Com_20_marcadores">Ferramentas utilizadas controlando o acesso, tal como códigos do usuário.</text:p>
          </text:list-item>
          <text:list-item>
            <text:p text:style-name="Com_20_marcadores">Software usado para unir arquivos fontes, emendas, etc.</text:p>
          </text:list-item>
          <text:list-item>
            <text:p text:style-name="Com_20_marcadores">Técnicas utilizadas para catalogar documentos.</text:p>
          </text:list-item>
          <text:list-item>
            <text:p text:style-name="Com_20_marcadores">Algum software especial usado na sustentação do processo da gerência da configuração.</text:p>
          </text:list-item>
        </text:list>
        <text:p text:style-name="Standard"/>
        <text:list xml:id="list29654716" text:continue-list="list29675548" text:style-name="WW8Num20">
          <text:list-item>
            <text:list>
              <text:list-item>
                <text:list>
                  <text:list-item>
                    <text:h text:style-name="P16" text:outline-level="3">Manutenção e Retenção de Registros </text:h>
                  </text:list-item>
                </text:list>
              </text:list-item>
            </text:list>
          </text:list-item>
        </text:list>
        <text:p text:style-name="P61"/>
        <text:p text:style-name="P74">Identifique a documentação de Gerência de Configuração a ser arquivada.</text:p>
        <text:p text:style-name="P74">Indique os métodos usados para montar, proteger, e manter esta documentação . </text:p>
        <text:p text:style-name="P74">Defina quanto tempo documentação será mantido, levando em consideração os termos do contrato.</text:p>
        <text:p text:style-name="P74"/>
        <text:list xml:id="list29670127" text:continue-numbering="true" text:style-name="WW8Num20">
          <text:list-item>
            <text:h text:style-name="P27" text:outline-level="1">Atividades da Gerência de Configuração</text:h>
          </text:list-item>
        </text:list>
        <text:p text:style-name="P61"/>
        <text:p text:style-name="P77">Descreva como as seguintes exigências da GC serão satisfeitas:</text:p>
        <text:p text:style-name="P77"/>
        <text:list xml:id="list29651524" text:continue-list="list29675205" text:style-name="WW8Num1">
          <text:list-item>
            <text:p text:style-name="Com_20_marcadores">Identificação da configuração.</text:p>
          </text:list-item>
          <text:list-item>
            <text:p text:style-name="Com_20_marcadores">Controle da Configuração.</text:p>
          </text:list-item>
          <text:list-item>
            <text:p text:style-name="Com_20_marcadores">Emitir o relatório de status da configuração.</text:p>
          </text:list-item>
          <text:list-item>
            <text:p text:style-name="Com_20_marcadores">Exames e revisões da configuração.</text:p>
          </text:list-item>
        </text:list>
        <text:p text:style-name="P66"/>
        <text:list xml:id="list29644780" text:continue-list="list29670127" text:style-name="WW8Num20">
          <text:list-item>
            <text:list>
              <text:list-item>
                <text:list>
                  <text:list-item>
                    <text:h text:style-name="P20" text:outline-level="3">Identificação da Configuração</text:h>
                  </text:list-item>
                </text:list>
              </text:list-item>
            </text:list>
          </text:list-item>
        </text:list>
        <text:p text:style-name="P66"/>
        <text:p text:style-name="P73"><text:span text:style-name="T14">Identifique as </text:span><text:span text:style-name="T12">baselines</text:span><text:span text:style-name="T14"> do projeto e correlacione-as às fases específicas do ciclo de vida. Para cada </text:span><text:span text:style-name="T12">baseline</text:span><text:span text:style-name="T14">, descreva o seguinte:</text:span></text:p>
        <text:list xml:id="list29644202" text:continue-list="list29651524" text:style-name="WW8Num1">
          <text:list-item>
            <text:p text:style-name="Com_20_marcadores">Os itens que dão forma a cada <text:span text:style-name="T15">baseline</text:span> (por exemplo especificações, software entregues). </text:p>
          </text:list-item>
          <text:list-item>
            <text:p text:style-name="Com_20_marcadores">Os eventos da revisão e da aprovação, e os critérios da aceitação associaram com o estabelecimento de cada linha de base. A referência deve ser feita para o Plano de Verificação e Validação, e para o Plano de Teste para detalhes.</text:p>
          </text:list-item>
          <text:list-item>
            <text:p text:style-name="Com_20_marcadores">STI e a participação dos clientes para estabelecer as linhas de base.</text:p>
          </text:list-item>
        </text:list>
        <text:p text:style-name="P68"><text:span text:style-name="T14">O PGC é produzido para fora do cenário do projeto e conseqüentemente os nomes exatos das especificações, componentes, etc. podem ser desconhecidos. Condição, em termos genéricos, de como as </text:span><text:span text:style-name="T12">baselines</text:span><text:span text:style-name="T14"> serão. Quando as </text:span><text:span text:style-name="T12">baselines</text:span><text:span text:style-name="T14"> se tornam disponíveis, uma lista estará produzida e gravada de todos os elementos do produto e da documentação associados com elas. <text:s/>Isto será atualizada para cada versão nova da </text:span><text:span text:style-name="T12">baseline</text:span><text:span text:style-name="T14">. A informação requerida para uma </text:span><text:span text:style-name="T12">baseline</text:span><text:span text:style-name="T14"> do produto é:</text:span></text:p>
        <text:list xml:id="list29662013" text:continue-numbering="true" text:style-name="WW8Num1">
          <text:list-item>
            <text:p text:style-name="Com_20_marcadores">Nome do Produto. </text:p>
          </text:list-item>
          <text:list-item>
            <text:p text:style-name="Com_20_marcadores">Número de Identificação do Produto, se usado.</text:p>
          </text:list-item>
          <text:list-item>
            <text:p text:style-name="Com_20_marcadores">Para cada versão nova liberada, o número da versão liberada, a descrição das alterações, etc.</text:p>
          </text:list-item>
          <text:list-item>
            <text:p text:style-name="Com_20_marcadores">Uma lista dos itens de componentes que fazem o produto.</text:p>
          </text:list-item>
          <text:list-item>
            <text:p text:style-name="Com_20_marcadores">Uma lista de software e versões suportadas são associadas com essa versão do produto. </text:p>
          </text:list-item>
          <text:list-item>
            <text:p text:style-name="Com_20_marcadores">Instruções <text:s/>de instalação. </text:p>
          </text:list-item>
          <text:list-item>
            <text:p text:style-name="Com_20_marcadores">Conhecimento dos problemas e falhas.</text:p>
          </text:list-item>
          <text:list-item>
            <text:p text:style-name="Com_20_marcadores">Software e meios de identificação.</text:p>
          </text:list-item>
        </text:list>
        <text:p text:style-name="P69">Descreva também o projeto que intitula, etiquetando, numerando, e catalogando todos os componentes, fonte do código, e documentação. Por exemplo (para o código):</text:p>
        <text:list xml:id="list29650250" text:continue-numbering="true" text:style-name="WW8Num1">
          <text:list-item>
            <text:p text:style-name="Com_20_marcadores">O número de versão pode ser incluído como uma parte de identificação do módulo entregue.</text:p>
          </text:list-item>
        </text:list>
        <text:p text:style-name="P67">A numeração da seqüência de todas as linhas de fonte em um módulo pode ser estruturada de modo que as mudanças futuras de qualquer módulo possam ser corretamente identificadas.</text:p>
        <text:p text:style-name="P67"/>
        <text:list xml:id="list29667649" text:continue-list="list29644780" text:style-name="WW8Num20">
          <text:list-item>
            <text:list>
              <text:list-item>
                <text:list>
                  <text:list-item>
                    <text:h text:style-name="P20" text:outline-level="3">Controle da Configuração </text:h>
                  </text:list-item>
                </text:list>
              </text:list-item>
            </text:list>
          </text:list-item>
        </text:list>
        <text:p text:style-name="P56"/>
        <text:p text:style-name="P74">Descreve a autoridade para a aprovação da mudança a ser usada para o projeto ou para cada uma das fases do ciclo de vida, se diferente. </text:p>
        <text:p text:style-name="P74">Define os métodos a serem utilizados para controlar e liberar os itens de configuração estabelecidos e para processar as propostas de mudança para estes itens. </text:p>
        <text:list xml:id="list29659059" text:continue-list="list29650250" text:style-name="WW8Num1">
          <text:list-item>
            <text:p text:style-name="Com_20_marcadores">Identifique o roteamento de propostas da mudança durante o projeto, ou para cada fase do ciclo de vida, se diferente. Isto pode ser fornecido no relato do formulário. Isto, no mínimo, vai descrever procedimentos para concordar com mudanças entre a STI e o cliente, incluindo mudanças contratuais.</text:p>
          </text:list-item>
          <text:list-item>
            <text:p text:style-name="Com_20_marcadores">Descreva o método de executar propostas aprovadas da mudança (para incluir mudanças na fonte, no código de objeto, e na documentação).</text:p>
          </text:list-item>
          <text:list-item>
            <text:p text:style-name="Com_20_marcadores">Descreva o procedimento para controle da biblioteca de documentação. </text:p>
          </text:list-item>
          <text:list-item>
            <text:p text:style-name="Com_20_marcadores">Descreva os procedimentos para o controle da biblioteca de software (se aplicável) incluindo os procedimentos para controle de acesso, proteção para aplicações das <text:span text:style-name="T15">baselines</text:span>, manutenção de arquivos, histórico de mudança, e recuperação de desastre.</text:p>
          </text:list-item>
          <text:list-item>
            <text:p text:style-name="Com_20_marcadores">Descreva os métodos para identificação e controle (se aplicável) se a correção precisa obrigatoriamente ser <text:s/>utilizada <text:s/>para alterar o fonte ou o código do objeto. </text:p>
          </text:list-item>
          <text:list-item>
            <text:p text:style-name="Com_20_marcadores">Descreva os procedimentos para a liberação da documentação e do software, incluindo a remoção de originais obsoletos e o arquivamento do software obsoleto. Para liberações de software inclua uma descrição de documentação associada. Isto deve também cobrir a liberação da documentação e do software à equipe de projeto assim como aquela ao cliente. <text:s/>Se liberações emergenciais de itens forem necessárias, geralmente sem verificação, então os procedimentos devem ser adequados de modo que aqueles itens que estão sendo liberados sob os procedimentos de emergência <text:s/>possam prontamente ser identificados para permitir um <text:span text:style-name="T15">recall</text:span>. É importante que esses procedimentos possam impedir <text:s/>liberações inadvertidas de produtos com <text:s/>não conformidade. </text:p>
          </text:list-item>
          <text:list-item>
            <text:p text:style-name="Com_20_marcadores">Descreva procedimentos utilizados para controlar a manipulação, armazenamento, e empacotamento de todos os produtos para impedir os danos ou a deteorização.</text:p>
          </text:list-item>
        </text:list>
        <text:p text:style-name="P69">Para cada PCM e outro corpo de gerência de mudança, se já não estiver coberto em detalhes na Seção 2 desse plano:</text:p>
        <text:list xml:id="list29666131" text:continue-numbering="true" text:style-name="WW8Num1">
          <text:list-item>
            <text:p text:style-name="Com_20_marcadores">Defina o papel de cada um; por exemplo, mude a autoridade da revisão. </text:p>
          </text:list-item>
          <text:list-item>
            <text:p text:style-name="Com_20_marcadores">Especifique suas autoridades e responsabilidades.</text:p>
          </text:list-item>
          <text:list-item>
            <text:p text:style-name="Com_20_marcadores">Identifique o presidente e os membros da organização, se as organizações já existem. </text:p>
          </text:list-item>
          <text:list-item>
            <text:p text:style-name="Com_20_marcadores">A forma com que o presidente e membros (e as alternativas) estão sendo apontados, se as organizações ainda não existem.</text:p>
          </text:list-item>
          <text:list-item>
            <text:p text:style-name="Com_20_marcadores">Estado do relacionamento dos colaboradores <text:s/>e dos usuários do <text:s/>cliente ao PCM.</text:p>
          </text:list-item>
        </text:list>
        <text:p text:style-name="P69">Indique os métodos a serem utilizados para o controle de configuração das relações com os programas / projetos fora do escopo desse PGC. <text:s/>Se as alterações dos componentes tiver a necessidade de ser revista por outros planos ou equipes antes ou após o PGC, essa subseção descreverá esses planos (ou equipes, ou ambos) e seus relacionamentos com o PGC e para cada outro. </text:p>
        <text:p text:style-name="P68"><text:span text:style-name="T14">Indique os procedimentos de controle para produtos de software especiais associados, tais como software de sistema.</text:span><text:span text:style-name="T1"> </text:span></text:p>
        <text:list xml:id="list29675981" text:continue-list="list29667649" text:style-name="WW8Num20">
          <text:list-item>
            <text:list>
              <text:list-item>
                <text:list>
                  <text:list-item>
                    <text:h text:style-name="P23" text:outline-level="3"><text:soft-page-break/>Status da Configuração</text:h>
                  </text:list-item>
                </text:list>
              </text:list-item>
            </text:list>
          </text:list-item>
        </text:list>
        <text:p text:style-name="Standard"/>
        <text:p text:style-name="P69">Descreva como as informações da situação dos itens de configuração devem ser coletadas, verificados, armazenados, processados, e reportados. </text:p>
        <text:p text:style-name="P69">Identifica os relatórios periódicos a serem fornecidos, e sua distribuição.</text:p>
        <text:p text:style-name="P69">Indica que potencialidades on-line questionadas, se existir, devem ser fornecidas.</text:p>
        <text:p text:style-name="P67">Descreve os meios a serem usados para executar qualquer requisito especial da situação da contabilidade especificada pelo cliente.</text:p>
        <text:p text:style-name="P67"/>
        <text:list xml:id="list29644734" text:continue-numbering="true" text:style-name="WW8Num20">
          <text:list-item>
            <text:list>
              <text:list-item>
                <text:list>
                  <text:list-item>
                    <text:h text:style-name="P19" text:outline-level="3">Exames e Revisões</text:h>
                  </text:list-item>
                </text:list>
              </text:list-item>
            </text:list>
          </text:list-item>
        </text:list>
        <text:p text:style-name="P56"/>
        <text:p text:style-name="P69">Defina o papel do PGC nos exames e nas revisões a serem executadas em pontos especificados no ciclo de vida do desenvolvimento. Identifique em termos genéricos os itens da configuração a serem cobertos em cada um destes exames e revisões.</text:p>
        <text:p text:style-name="P67">Indique os procedimentos a serem utilizados para a identificação e resolução dos problemas ocorridos durante esses exames e revisões.</text:p>
        <text:p text:style-name="P67"/>
        <text:list xml:id="list29649276" text:continue-numbering="true" text:style-name="WW8Num20">
          <text:list-item>
            <text:h text:style-name="P26" text:outline-level="1">Assinaturas</text:h>
          </text:list-item>
        </text:list>
        <text:p text:style-name="Standard"/>
        <text:p text:style-name="P14">Os abaixo assinados estão de acordo com o conteúdo do documento “Plano de Gerência de Configuração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36"/>
              <text:p text:style-name="P35">Data: ___/___/_____</text:p>
              <text:p text:style-name="P35"/>
              <text:p text:style-name="P35"/>
              <text:p text:style-name="P37"/>
            </table:table-cell>
            <table:table-cell table:style-name="Tabela2.A1" office:value-type="string">
              <text:p text:style-name="P36"/>
              <text:p text:style-name="P35">Data: ___/___/_____</text:p>
              <text:p text:style-name="P35"/>
              <text:p text:style-name="P35"/>
              <text:p text:style-name="P37"/>
            </table:table-cell>
          </table:table-row>
          <table:table-row table:style-name="Tabela2.2">
            <table:table-cell table:style-name="Tabela2.A1" office:value-type="string">
              <text:p text:style-name="P1">Nome Completo</text:p>
              <text:p text:style-name="P31">Cargo</text:p>
              <text:p text:style-name="P31">Sigla da Superintendência</text:p>
            </table:table-cell>
            <table:table-cell table:style-name="Tabela2.A1" office:value-type="string">
              <text:p text:style-name="P1">Nome Completo</text:p>
              <text:p text:style-name="P31">Cargo</text:p>
              <text:p text:style-name="P31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36"/>
              <text:p text:style-name="P35">Data: ___/___/_____</text:p>
              <text:p text:style-name="P35"/>
              <text:p text:style-name="P35"/>
              <text:p text:style-name="P37"/>
            </table:table-cell>
            <table:table-cell table:style-name="Tabela3.A1" office:value-type="string">
              <text:p text:style-name="P36"/>
              <text:p text:style-name="P35">Data: ___/___/_____</text:p>
              <text:p text:style-name="P35"/>
              <text:p text:style-name="P35"/>
              <text:p text:style-name="P37"/>
            </table:table-cell>
          </table:table-row>
          <table:table-row table:style-name="Tabela3.2">
            <table:table-cell table:style-name="Tabela3.A1" office:value-type="string">
              <text:p text:style-name="P1">Nome Completo</text:p>
              <text:p text:style-name="P31">Cargo</text:p>
              <text:p text:style-name="P31">Sigla da Superintendência</text:p>
            </table:table-cell>
            <table:table-cell table:style-name="Tabela3.A1" office:value-type="string">
              <text:p text:style-name="P1">Nome Completo</text:p>
              <text:p text:style-name="P31">Cargo</text:p>
              <text:p text:style-name="P31">Sigla da Superintendência</text:p>
            </table:table-cell>
          </table:table-row>
        </table:table>
        <text:p text:style-name="Standard"/>
        <text:p text:style-name="P6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6409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0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0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0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1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m_20_marcadores" style:display-name="Com marcadores" style:family="paragraph" style:parent-style-name="Standard" style:list-style-name="WW8Num1">
      <style:paragraph-properties fo:margin-left="0in" fo:margin-right="0in" fo:margin-top="0in" fo:margin-bottom="0.1665in" fo:text-align="justify" style:justify-single-word="false" fo:text-indent="-0.1665in" style:auto-text-indent="false" style:text-autospace="none" style:punctuation-wrap="simple" style:vertical-align="baseline"/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1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1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20z1" style:family="text">
      <style:text-properties fo:font-size="12pt" style:font-size-asian="12pt" style:font-size-complex="12pt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 fo:font-size="8pt" style:font-size-asian="8pt" style:font-size-complex="8pt"/>
    </style:style>
    <style:style style:name="WW8Num25z1" style:family="text">
      <style:text-properties fo:font-size="8pt" style:font-size-asian="8pt" style:font-size-complex="8pt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 style:font-name-complex="Courier New"/>
    </style:style>
    <style:style style:name="WW8Num26z0" style:family="text">
      <style:text-properties style:font-name="Times New Roman" fo:font-size="12pt" style:font-size-asian="12pt" style:font-name-complex="Times New Roman"/>
    </style:style>
    <style:style style:name="WW8Num2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5667in" fo:margin-left="-0.075in" table:align="left" style:writing-mode="lr-tb"/>
    </style:style>
    <style:style style:name="Tabela4.A" style:family="table-column">
      <style:table-column-properties style:column-width="3.2826in"/>
    </style:style>
    <style:style style:name="Tabela4.B" style:family="table-column">
      <style:table-column-properties style:column-width="3.284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6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lano Gerência de Configuração</text:span><text:span text:style-name="Page_20_Number"><text:span text:style-name="MT3"><text:tab/></text:span></text:span><text:span text:style-name="Page_20_Number"><text:span text:style-name="MT2">mds - pgc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0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53:32.44</meta:creation-date>
    <meta:editing-cycles>2</meta:editing-cycles>
    <meta:editing-duration>PT00H01M01S</meta:editing-duration>
    <meta:initial-creator>Lena Lúcia de Moraes</meta:initial-creator>
    <meta:generator>BrOffice.org/3.0$Win32 OpenOffice.org_project/300m9$Build-9358</meta:generator>
    <meta:document-statistic meta:table-count="4" meta:image-count="2" meta:object-count="0" meta:page-count="10" meta:paragraph-count="153" meta:word-count="1625" meta:character-count="11122"/>
    <dc:date>2010-02-26T09:54:33.05</dc:date>
    <dc:creator>Lena Lúcia de Moraes</dc:creator>
  </office:meta>
</office:document-meta>
</file>